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54e" officeooo:paragraph-rsid="0001854e"/>
    </style:style>
    <style:style style:name="P2" style:family="paragraph" style:parent-style-name="Standard">
      <style:text-properties style:font-name="Courier 10 Pitch" fo:font-size="9pt" officeooo:rsid="0001854e" officeooo:paragraph-rsid="0001854e" style:font-size-asian="9pt" style:font-size-complex="9pt"/>
    </style:style>
    <style:style style:name="P3" style:family="paragraph" style:parent-style-name="Standard">
      <style:text-properties style:font-name="Courier 10 Pitch" fo:font-size="9pt" fo:font-weight="bold" officeooo:rsid="0001854e" officeooo:paragraph-rsid="0001854e" style:font-size-asian="9pt" style:font-weight-asian="bold" style:font-size-complex="9pt" style:font-weight-complex="bold"/>
    </style:style>
    <style:style style:name="P4" style:family="paragraph" style:parent-style-name="Footer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CSC Extension – Linux System Programming</text:p>
      <text:p text:style-name="P1">Homework assignment #3</text:p>
      <text:p text:style-name="P1">Jae Yang Park (<text:a xlink:type="simple" xlink:href="mailto:jaeyangp@gmail.com" text:style-name="Internet_20_link" text:visited-style-name="Visited_20_Internet_20_Link">jaeyangp@gmail.com</text:a>)</text:p>
      <text:p text:style-name="P1"/>
      <text:p text:style-name="P1">1.</text:p>
      <text:p text:style-name="P2">#include &lt;stdio.h&gt;</text:p>
      <text:p text:style-name="P2">#include &lt;stdlib.h&gt;</text:p>
      <text:p text:style-name="P2"/>
      <text:p text:style-name="P2">int main()</text:p>
      <text:p text:style-name="P2">{</text:p>
      <text:p text:style-name="P2"><text:tab/>printf("PATH = %s\n", getenv("PATH"));</text:p>
      <text:p text:style-name="P2"/>
      <text:p text:style-name="P2"><text:tab/>return 0;</text:p>
      <text:p text:style-name="P2">}</text:p>
      <text:p text:style-name="P2"/>
      <text:p text:style-name="P2">output:</text:p>
      <text:p text:style-name="P2">PATH = /usr/local/sbin:/usr/local/bin:/usr/sbin:/usr/bin:/sbin:/bin:/usr/games:/usr/local/games:/snap/bin</text:p>
      <text:p text:style-name="P2"/>
      <text:p text:style-name="P2">2.</text:p>
      <text:p text:style-name="P2">2.1</text:p>
      <text:p text:style-name="P2">#include &lt;stdio.h&gt;</text:p>
      <text:p text:style-name="P2">#include &lt;stdlib.h&gt;</text:p>
      <text:p text:style-name="P2">#include &lt;unistd.h&gt;</text:p>
      <text:p text:style-name="P2">#include &lt;sys/types.h&gt;</text:p>
      <text:p text:style-name="P2"/>
      <text:p text:style-name="P2">int main(int argc, char *argv[])</text:p>
      <text:p text:style-name="P2">{</text:p>
      <text:p text:style-name="P2"><text:tab/>pid_t my_pid;</text:p>
      <text:p text:style-name="P2"/>
      <text:p text:style-name="P2"><text:tab/>my_pid = getpid();</text:p>
      <text:p text:style-name="P2"/>
      <text:p text:style-name="P2"><text:tab/>printf("Program name = %s, pid = %d\n", argv[0], (int)my_pid);</text:p>
      <text:p text:style-name="P2"><text:tab/></text:p>
      <text:p text:style-name="P2"><text:tab/>execl("/bin/ls", "/bin/ls", NULL, NULL);</text:p>
      <text:p text:style-name="P2"/>
      <text:p text:style-name="P2"><text:tab/>return 0;</text:p>
      <text:p text:style-name="P2">}</text:p>
      <text:p text:style-name="P2"/>
      <text:p text:style-name="P2">2.2</text:p>
      <text:p text:style-name="P2">#include &lt;stdio.h&gt;</text:p>
      <text:p text:style-name="P2">#include &lt;stdlib.h&gt;</text:p>
      <text:p text:style-name="P2">#include &lt;unistd.h&gt;</text:p>
      <text:p text:style-name="P2">#include &lt;sys/types.h&gt;</text:p>
      <text:p text:style-name="P2"/>
      <text:p text:style-name="P2">int main(int argc, char *argv[])</text:p>
      <text:p text:style-name="P2">{</text:p>
      <text:p text:style-name="P2"><text:tab/>pid_t my_pid;</text:p>
      <text:p text:style-name="P2"/>
      <text:p text:style-name="P2"><text:tab/>my_pid = getpid();</text:p>
      <text:p text:style-name="P2"/>
      <text:p text:style-name="P2"><text:tab/>printf("Program name = %s, pid = %d\n", argv[0], (int)my_pid);</text:p>
      <text:p text:style-name="P2"/>
      <text:p text:style-name="P2"><text:tab/>char *temp[] = { "/bin/ls", "-l", ".", NULL };</text:p>
      <text:p text:style-name="P2"><text:tab/>execv("/bin/ls", temp);</text:p>
      <text:p text:style-name="P2"/>
      <text:p text:style-name="P2"><text:tab/>return 0;</text:p>
      <text:p text:style-name="P2"><text:soft-page-break/>}</text:p>
      <text:p text:style-name="P2"/>
      <text:p text:style-name="P2">3.</text:p>
      <text:p text:style-name="P2">#include &lt;stdio.h&gt;</text:p>
      <text:p text:style-name="P2">#include &lt;stdlib.h&gt;</text:p>
      <text:p text:style-name="P2">#include &lt;unistd.h&gt;</text:p>
      <text:p text:style-name="P2">#include &lt;sys/types.h&gt;</text:p>
      <text:p text:style-name="P2"/>
      <text:p text:style-name="P2">int main(int argc, char *argv[])</text:p>
      <text:p text:style-name="P2">{</text:p>
      <text:p text:style-name="P2"><text:tab/>pid_t my_pid;</text:p>
      <text:p text:style-name="P2"/>
      <text:p text:style-name="P2"><text:tab/>my_pid = getpid();</text:p>
      <text:p text:style-name="P2"/>
      <text:p text:style-name="P2"><text:tab/>printf("Program name = %s, pid = %d\n", argv[0], (int)my_pid);</text:p>
      <text:p text:style-name="P2"/>
      <text:p text:style-name="P2"><text:tab/>char *temp[] = { "/bin/ps", "-f", NULL };</text:p>
      <text:p text:style-name="P2"><text:tab/>execv("/bin/ps", temp);</text:p>
      <text:p text:style-name="P2"/>
      <text:p text:style-name="P2"><text:tab/>return 0;</text:p>
      <text:p text:style-name="P2">}</text:p>
      <text:p text:style-name="P2"/>
      <text:p text:style-name="P2">4.</text:p>
      <text:p text:style-name="P2">include &lt;stdio.h&gt;</text:p>
      <text:p text:style-name="P2">#include &lt;unistd.h&gt;</text:p>
      <text:p text:style-name="P2"/>
      <text:p text:style-name="P2">int main()</text:p>
      <text:p text:style-name="P2">{</text:p>
      <text:p text:style-name="P2"><text:tab/>printf("Maximum number of processed forked = %ld\n", sysconf(_SC_CHILD_MAX));</text:p>
      <text:p text:style-name="P2">}</text:p>
      <text:p text:style-name="P2"/>
      <text:p text:style-name="P2">output:</text:p>
      <text:p text:style-name="P2">Maximum number of processed forked = 14636</text:p>
      <text:p text:style-name="P2"/>
      <text:p text:style-name="P2">5.</text:p>
      <text:p text:style-name="P2">#include &lt;stdio.h&gt;</text:p>
      <text:p text:style-name="P2">#include &lt;stdlib.h&gt;</text:p>
      <text:p text:style-name="P2">#include &lt;unistd.h&gt;</text:p>
      <text:p text:style-name="P2"/>
      <text:p text:style-name="P2">int main()</text:p>
      <text:p text:style-name="P2">{</text:p>
      <text:p text:style-name="P2"><text:tab/>pid_t pid;</text:p>
      <text:p text:style-name="P2"><text:tab/>int i;</text:p>
      <text:p text:style-name="P2"/>
      <text:p text:style-name="P2"><text:tab/>pid = fork();</text:p>
      <text:p text:style-name="P2"/>
      <text:p text:style-name="P2"><text:tab/>if (pid &lt; 0) {</text:p>
      <text:p text:style-name="P2"><text:tab/><text:tab/>perror("fork failed");</text:p>
      <text:p text:style-name="P2"><text:tab/><text:tab/>return -1;</text:p>
      <text:p text:style-name="P2"><text:tab/>}</text:p>
      <text:p text:style-name="P2"><text:tab/></text:p>
      <text:p text:style-name="P2"><text:tab/>if (pid == 0) {</text:p>
      <text:p text:style-name="P2"><text:tab/><text:tab/>for (i = 0; i &lt; 5; i++) {</text:p>
      <text:p text:style-name="P2"><text:tab/><text:tab/><text:tab/>sleep(10);</text:p>
      <text:p text:style-name="P2"><text:tab/><text:tab/><text:tab/>printf("(pid: %d) Hello World!\n\n", (int)getpid());</text:p>
      <text:p text:style-name="P2"><text:tab/><text:tab/>}</text:p>
      <text:p text:style-name="P2"><text:tab/>} else {</text:p>
      <text:p text:style-name="P2"><text:tab/><text:tab/>exit (1);</text:p>
      <text:p text:style-name="P2"><text:tab/>}</text:p>
      <text:p text:style-name="P2"/>
      <text:p text:style-name="P2"><text:soft-page-break/></text:p>
      <text:p text:style-name="P2"><text:tab/>return 0;</text:p>
      <text:p text:style-name="P2">}</text:p>
      <text:p text:style-name="P2"/>
      <text:p text:style-name="P2">6.</text:p>
      <text:p text:style-name="P2">6.1</text:p>
      <text:p text:style-name="P2">// #1. Global un-initialized array</text:p>
      <text:p text:style-name="P2">#include &lt;stdio.h&gt;</text:p>
      <text:p text:style-name="P2">int myarray[50000];</text:p>
      <text:p text:style-name="P2"/>
      <text:p text:style-name="P2">int main(void)</text:p>
      <text:p text:style-name="P2">{</text:p>
      <text:p text:style-name="P2"><text:tab/>myarray[0] = 1;</text:p>
      <text:p text:style-name="P2"><text:tab/>return 0;</text:p>
      <text:p text:style-name="P2">}</text:p>
      <text:p text:style-name="P2"/>
      <text:p text:style-name="P2"><text:s text:c="3"/><text:span text:style-name="T1">text<text:tab/> <text:s text:c="2"/>data<text:tab/> <text:s text:c="3"/>bss<text:tab/> <text:s text:c="3"/>dec<text:tab/> <text:s text:c="3"/>hex<text:tab/>filename</text:span></text:p>
      <text:p text:style-name="P3"><text:s text:c="3"/>1099<text:tab/> <text:s text:c="3"/>544<text:tab/> 200032<text:tab/> 201675<text:tab/> <text:s/>313cb<text:tab/>hw03_6a</text:p>
      <text:p text:style-name="P2"/>
      <text:p text:style-name="P2">// #2. Global initialized array</text:p>
      <text:p text:style-name="P2">#include &lt;stdio.h&gt;</text:p>
      <text:p text:style-name="P2">int myarray[50000] = {1};</text:p>
      <text:p text:style-name="P2"/>
      <text:p text:style-name="P2">int main(void)</text:p>
      <text:p text:style-name="P2">{</text:p>
      <text:p text:style-name="P2"><text:tab/>myarray[0] = 1;</text:p>
      <text:p text:style-name="P2"><text:tab/>return 0;</text:p>
      <text:p text:style-name="P2">}</text:p>
      <text:p text:style-name="P2"/>
      <text:p text:style-name="P2"><text:s text:c="3"/><text:span text:style-name="T1">text<text:tab/> <text:s text:c="2"/>data<text:tab/> <text:s text:c="3"/>bss<text:tab/> <text:s text:c="3"/>dec<text:tab/> <text:s text:c="3"/>hex<text:tab/>filename</text:span></text:p>
      <text:p text:style-name="P3"><text:s text:c="3"/>1099<text:tab/> 200560<text:tab/> <text:s text:c="5"/>8<text:tab/> 201667<text:tab/> <text:s/>313c3<text:tab/>hw03_6b</text:p>
      <text:p text:style-name="P2"/>
      <text:p text:style-name="P2"/>
      <text:p text:style-name="P2"><text:s/>// #3. Stack un-initialized array</text:p>
      <text:p text:style-name="P2">#include &lt;stdio.h&gt;</text:p>
      <text:p text:style-name="P2"/>
      <text:p text:style-name="P2">int main(void)</text:p>
      <text:p text:style-name="P2">{</text:p>
      <text:p text:style-name="P2"><text:tab/>int myarray[50000];</text:p>
      <text:p text:style-name="P2"><text:tab/>myarray[0] = 1;</text:p>
      <text:p text:style-name="P2"><text:tab/>return 0;</text:p>
      <text:p text:style-name="P2">} <text:s/></text:p>
      <text:p text:style-name="P2"><text:s text:c="2"/><text:span text:style-name="T1"><text:s/>text<text:tab/> <text:s text:c="2"/>data<text:tab/> <text:s text:c="3"/>bss<text:tab/> <text:s text:c="3"/>dec<text:tab/> <text:s text:c="3"/>hex<text:tab/>filename</text:span></text:p>
      <text:p text:style-name="P3"><text:s text:c="3"/>1256<text:tab/> <text:s text:c="3"/>552<text:tab/> <text:s text:c="5"/>8<text:tab/> <text:s text:c="2"/>1816<text:tab/> <text:s text:c="3"/>718<text:tab/>hw03_6c</text:p>
      <text:p text:style-name="P2"><text:s/></text:p>
      <text:p text:style-name="P2"/>
      <text:p text:style-name="P2">// #4. Stack initialized array</text:p>
      <text:p text:style-name="P2">#include &lt;stdio.h&gt;</text:p>
      <text:p text:style-name="P2"/>
      <text:p text:style-name="P2">int main(void)</text:p>
      <text:p text:style-name="P2">{</text:p>
      <text:p text:style-name="P2"><text:tab/>int myarray[50000] = {1};</text:p>
      <text:p text:style-name="P2"><text:tab/>myarray[0] = 1;</text:p>
      <text:p text:style-name="P2"><text:tab/>return 0;</text:p>
      <text:p text:style-name="P2">}</text:p>
      <text:p text:style-name="P2"><text:s text:c="2"/></text:p>
      <text:p text:style-name="P2"><text:s text:c="3"/><text:span text:style-name="T1">text<text:tab/> <text:s text:c="2"/>data<text:tab/> <text:s text:c="3"/>bss<text:tab/> <text:s text:c="3"/>dec<text:tab/> <text:s text:c="3"/>hex<text:tab/>filename</text:span></text:p>
      <text:p text:style-name="P3"><text:s text:c="3"/>1361<text:tab/> <text:s text:c="3"/>560<text:tab/> <text:s text:c="5"/>8<text:tab/> <text:s text:c="2"/>1929<text:tab/> <text:s text:c="3"/>789<text:tab/>hw03_6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20:23:41.587428810</meta:creation-date>
    <dc:date>2016-10-25T20:35:11.231855981</dc:date>
    <meta:editing-duration>PT1M18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3" meta:paragraph-count="134" meta:word-count="362" meta:character-count="2481" meta:non-whitespace-character-count="2049"/>
  </office:meta>
</office:document-meta>
</file>